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ingControllerAdviceBean.get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AnnotationMethodMessageHandl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AnnotationMethodMessageHandler.WebSocketAnnotationMethodMessageHandler( SubscribableChannel clientInChannel , MessageChannel clientOutChannel , SimpMessageSendingOperations broker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ControllerAdviceBean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AnnotationMethodMessageHandler.initMessagingAdviceCache( List &lt; MessagingAdviceBean &gt; bea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SocketAnnotationMethodMessageHandler.initControllerAdviceCach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ingControllerAdviceBean.createFromList( List &lt; ControllerAdviceBean &gt; bea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ingControllerAdviceBean.resolv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ControllerAdviceBean.MessagingControllerAdviceBean( ControllerAdviceBean advice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ControllerAdviceBean.isApplicableToBeanType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